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padding="0.074cm" fo:border-left="none" fo:border-right="none" fo:border-top="none" fo:border-bottom="0.99pt solid #000000" style:join-border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urs Algo</text:p>
      <text:p text:style-name="Standard"/>
      <text:p text:style-name="Standard">PGCD plus grand diviseur commun</text:p>
      <text:p text:style-name="Standard">mon_age = variable</text:p>
      <text:p text:style-name="Standard">&amp;mon_age=valeur variable</text:p>
      <text:p text:style-name="Standard"><text:span text:style-name="T1">#include &lt;stdio.h&gt; </text:span>lire et afficher. On importe une bibliothèque.</text:p>
      <text:p text:style-name="Standard"><text:span text:style-name="T1">scanf(« format », &amp;var)</text:span> . On demande a l’utilisateur de rentrer une valeur.</text:p>
      <text:p text:style-name="P1">printf(expression)<text:span text:style-name="T2">. Ecrit sur la console </text:span></text:p>
      <text:p text:style-name="P1">%d<text:span text:style-name="T2"> Afficher le format ici un réel.</text:span></text:p>
      <text:p text:style-name="P1">Var = Expression<text:span text:style-name="T2">. On affecte une expression à la valeur.</text:span></text:p>
      <text:p text:style-name="P2">Jacquelin Charbonnel livre C<text:line-break/><text:span text:style-name="T2">Entiers sous ensemble de Z </text:span><text:span text:style-name="T1">int %d<text:line-break/></text:span><text:span text:style-name="T2">Réel sous ensemble de R </text:span><text:span text:style-name="T1">float %f<text:line-break/>double %f<text:line-break/></text:span><text:span text:style-name="T2">Caractère a,A,£ </text:span><text:span text:style-name="T1">char %c</text:span><text:line-break/>Entiers : +,  -, *, /,(division entière), % (modulo pair impaire X%2 si 0 = paire si 1=impaire)<text:line-break/>==,&lt;,&gt;,&lt;=,&gt;=,!= opérateur de comparaison<text:line-break/></text:p>
      <text:p text:style-name="Standard">Structure C</text:p>
      <text:p text:style-name="Standard"/>
      <text:p text:style-name="Standard">#include&lt;... .h&gt;</text:p>
      <text:p text:style-name="Standard"/>
      <text:p text:style-name="Standard">#define PI= 3.14 ;</text:p>
      <text:p text:style-name="Standard">int X ;</text:p>
      <text:p text:style-name="Standard"/>
      <text:p text:style-name="Standard">void main ()</text:p>
      <text:p text:style-name="Standard">{</text:p>
      <text:p text:style-name="Standard">&lt;Instruction 1&gt; ;</text:p>
      <text:p text:style-name="Standard">/*commentaire*/</text:p>
      <text:p text:style-name="Standard">&lt;Instruction n&gt; ;</text:p>
      <text:p text:style-name="Standard">}</text:p>
      <text:p text:style-name="Standard"/>
      <text:p text:style-name="Standard">gcc -Wall exemple.c -o exemple</text:p>
      <text:p text:style-name="Standard">./exemple</text:p>
      <text:p text:style-name="P2"/>
      <text:p text:style-name="Standard"/>
      <text:p text:style-name="Standard">if (condition)</text:p>
      <text:p text:style-name="Standard">qsdsqds ;</text:p>
      <text:p text:style-name="Standard">else</text:p>
      <text:p text:style-name="Standard">qsdqsdqsd ;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3T09:37:42.99</meta:creation-date>
    <dc:date>2012-09-03T11:25:11.79</dc:date>
    <meta:editing-duration>PT1H47M27S</meta:editing-duration>
    <meta:editing-cycles>10</meta:editing-cycles>
    <meta:generator>LibreOffice/3.4$Win32 LibreOffice_project/340m1$Build-203</meta:generator>
    <meta:document-statistic meta:table-count="0" meta:image-count="0" meta:object-count="0" meta:page-count="1" meta:paragraph-count="26" meta:word-count="138" meta:character-count="813" meta:non-whitespace-character-count="698"/>
  </office:meta>
</office:document-meta>
</file>